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18cm" svg:height="11.193cm" svg:x="7.59cm" svg:y="0.333cm">
            <draw:object draw:notify-on-update-of-ranges="Sheet1.A2:Sheet1.A7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24cm" svg:height="11.383cm" svg:x="18.831cm" svg:y="5.063cm">
            <draw:object draw:notify-on-update-of-ranges="Sheet1.B2:Sheet1.B7 Sheet1.C2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412cm" svg:height="12.308cm" svg:x="52.937cm" svg:y="0.048cm">
            <draw:object draw:notify-on-update-of-ranges="Sheet1.V3:Sheet1.V10 Sheet1.W3:Sheet1.W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.444cm" svg:height="12.614cm" svg:x="52.959cm" svg:y="12.364cm">
            <draw:object draw:notify-on-update-of-ranges="Sheet1.U3:Sheet1.U10 Sheet1.W3:Sheet1.W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5.648cm" svg:height="18.939cm" svg:x="18.673cm" svg:y="26.058cm">
            <draw:object draw:notify-on-update-of-ranges="Sheet1.D61:Sheet1.D73 Sheet1.E61:Sheet1.E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7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</table:table-row>
        <table:table-row table:style-name="ro1" table:number-rows-repeated="49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8607" calcext:value-type="float">
            <text:p>728607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06796" calcext:value-type="float">
            <text:p>1106796</text:p>
          </table:table-cell>
          <table:table-cell office:value-type="float" office:value="1.204" calcext:value-type="float">
            <text:p>1,2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072292" calcext:value-type="float">
            <text:p>2072292</text:p>
          </table:table-cell>
          <table:table-cell office:value-type="float" office:value="1.197" calcext:value-type="float">
            <text:p>1,1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3395988" calcext:value-type="float">
            <text:p>3395988</text:p>
          </table:table-cell>
          <table:table-cell office:value-type="float" office:value="1.213" calcext:value-type="float">
            <text:p>1,2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.96" calcext:value-type="float">
            <text:p>40,96</text:p>
          </table:table-cell>
          <table:table-cell office:value-type="float" office:value="5116005" calcext:value-type="float">
            <text:p>5116005</text:p>
          </table:table-cell>
          <table:table-cell office:value-type="float" office:value="1.222" calcext:value-type="float">
            <text:p>1,2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602384" calcext:value-type="float">
            <text:p>5602384</text:p>
          </table:table-cell>
          <table:table-cell office:value-type="float" office:value="1.287" calcext:value-type="float">
            <text:p>1,2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.5" calcext:value-type="float">
            <text:p>39,5</text:p>
          </table:table-cell>
          <table:table-cell office:value-type="float" office:value="7844962" calcext:value-type="float">
            <text:p>7844962</text:p>
          </table:table-cell>
          <table:table-cell office:value-type="float" office:value="1.278" calcext:value-type="float">
            <text:p>1,2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039949" calcext:value-type="float">
            <text:p>9039949</text:p>
          </table:table-cell>
          <table:table-cell office:value-type="float" office:value="1.288" calcext:value-type="float">
            <text:p>1,2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9620454" calcext:value-type="float">
            <text:p>9620454</text:p>
          </table:table-cell>
          <table:table-cell office:value-type="float" office:value="1.299" calcext:value-type="float">
            <text:p>1,2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540924" calcext:value-type="float">
            <text:p>10540924</text:p>
          </table:table-cell>
          <table:table-cell office:value-type="float" office:value="1.304" calcext:value-type="float">
            <text:p>1,3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.768" calcext:value-type="float">
            <text:p>32,768</text:p>
          </table:table-cell>
          <table:table-cell office:value-type="float" office:value="12107251" calcext:value-type="float">
            <text:p>12107251</text:p>
          </table:table-cell>
          <table:table-cell office:value-type="float" office:value="1.262" calcext:value-type="float">
            <text:p>1,2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.1296" calcext:value-type="float">
            <text:p>31,1296</text:p>
          </table:table-cell>
          <table:table-cell office:value-type="float" office:value="12896528" calcext:value-type="float">
            <text:p>12896528</text:p>
          </table:table-cell>
          <table:table-cell office:value-type="float" office:value="1.311" calcext:value-type="float">
            <text:p>1,3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.6" calcext:value-type="float">
            <text:p>29,6</text:p>
          </table:table-cell>
          <table:table-cell office:value-type="float" office:value="13815303" calcext:value-type="float">
            <text:p>13815303</text:p>
          </table:table-cell>
          <table:table-cell office:value-type="float" office:value="1.327" calcext:value-type="float">
            <text:p>1,327</text:p>
          </table:table-cell>
          <table:table-cell table:number-columns-repeated="18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LAMINA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axSize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Di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602384" calcext:value-type="float">
            <text:p>560238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1:53:50.841406182</meta:creation-date>
    <dc:date>2024-07-11T12:44:47.704908306</dc:date>
    <meta:editing-duration>PT3H3M39S</meta:editing-duration>
    <meta:editing-cycles>16</meta:editing-cycles>
    <meta:generator>LibreOffice/7.3.7.2$Linux_X86_64 LibreOffice_project/30$Build-2</meta:generator>
    <meta:document-statistic meta:table-count="1" meta:cell-count="11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919cm" svg:height="11.194cm" xlink:href=".." xlink:type="simple" chart:class="chart:scatter" chart:style-name="ch1">
        <chart:plot-area chart:style-name="ch2" table:cell-range-address="Sheet1.A2:Sheet1.A7 Sheet1.C2:Sheet1.C7" svg:x="0.143cm" svg:y="0.358cm" svg:width="17.06cm" svg:height="10.539cm">
          <chart:coordinate-region svg:x="1.046cm" svg:y="0.556cm" svg:width="15.876cm" svg:height="9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7" chart:class="chart:scatter">
            <chart:domain table:cell-range-address="Sheet1.A2:Sheet1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25cm" svg:height="11.384cm" xlink:href=".." xlink:type="simple" chart:class="chart:scatter" chart:style-name="ch1">
        <chart:legend chart:legend-position="end" svg:x="17.366cm" svg:y="5.395cm" style:legend-expansion="high" chart:style-name="ch2"/>
        <chart:plot-area chart:style-name="ch3" table:cell-range-address="Sheet1.B2:Sheet1.C7" svg:x="0.404cm" svg:y="0.227cm" svg:width="16.558cm" svg:height="10.93cm">
          <chart:coordinate-region svg:x="1.307cm" svg:y="0.425cm" svg:width="14.909cm" svg:height="10.089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2:Sheet1.C7" chart:class="chart:scatter">
            <chart:domain table:cell-range-address="Sheet1.B2:Sheet1.B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B2:Sheet1.B7</svg:desc>
                </draw:g>
              </table:table-cell>
              <table:table-cell office:value-type="float" office:value="1.213">
                <text:p>1.21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13cm" svg:height="12.309cm" xlink:href=".." xlink:type="simple" chart:class="chart:scatter" chart:style-name="ch1">
        <chart:legend chart:legend-position="end" svg:x="22.484cm" svg:y="5.857cm" style:legend-expansion="high" chart:style-name="ch2"/>
        <chart:plot-area chart:style-name="ch3" table:cell-range-address="Sheet1.V3:Sheet1.W10" svg:x="0.508cm" svg:y="0.246cm" svg:width="21.468cm" svg:height="11.817cm">
          <chart:coordinate-region svg:x="1.411cm" svg:y="0.443cm" svg:width="19.819cm" svg:height="10.9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V3:Sheet1.V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V3:Sheet1.V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20454">
                <text:p>962045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40924">
                <text:p>10540924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45cm" svg:height="12.615cm" xlink:href=".." xlink:type="simple" chart:class="chart:scatter" chart:style-name="ch1">
        <chart:legend chart:legend-position="end" svg:x="22.516cm" svg:y="6.01cm" style:legend-expansion="high" chart:style-name="ch2"/>
        <chart:plot-area chart:style-name="ch3" table:cell-range-address="Sheet1.U3:Sheet1.U10 Sheet1.W3:Sheet1.W10" svg:x="0.524cm" svg:y="0.213cm" svg:width="21.096cm" svg:height="11.768cm">
          <chart:coordinate-region svg:x="1.427cm" svg:y="0.41cm" svg:width="19.91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3:Sheet1.W10" chart:class="chart:scatter">
            <chart:domain table:cell-range-address="Sheet1.U3:Sheet1.U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U3:Sheet1.U10</svg:desc>
                </draw:g>
              </table:table-cell>
              <table:table-cell office:value-type="float" office:value="1.213">
                <text:p>1.213</text:p>
                <draw:g>
                  <svg:desc>Sheet1.W3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2">
                <text:p>51.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96">
                <text:p>40.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768">
                <text:p>32.768</text:p>
              </table:table-cell>
              <table:table-cell office:value-type="float" office:value="1.262">
                <text:p>1.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50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649cm" svg:height="18.94cm" xlink:href=".." xlink:type="simple" chart:class="chart:scatter" chart:style-name="ch1">
        <chart:plot-area chart:style-name="ch2" table:cell-range-address="Sheet1.D61:Sheet1.E73" svg:x="1.112cm" svg:y="0.378cm" svg:width="53.425cm" svg:height="18.184cm">
          <chart:coordinate-region svg:x="2.015cm" svg:y="0.575cm" svg:width="51.775cm" svg:height="17.3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61:Sheet1.E73" chart:class="chart:scatter">
            <chart:domain table:cell-range-address="Sheet1.D61:Sheet1.D7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607">
                <text:p>728607</text:p>
                <draw:g>
                  <svg:desc>Sheet1.D61:Sheet1.D73</svg:desc>
                </draw:g>
              </table:table-cell>
              <table:table-cell office:value-type="float" office:value="1.213">
                <text:p>1.213</text:p>
                <draw:g>
                  <svg:desc>Sheet1.E61:Sheet1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796">
                <text:p>1106796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292">
                <text:p>207229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5988">
                <text:p>339598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16005">
                <text:p>511600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2384">
                <text:p>5602384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44962">
                <text:p>784496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9949">
                <text:p>903994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20454">
                <text:p>962045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40924">
                <text:p>10540924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7251">
                <text:p>12107251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96528">
                <text:p>12896528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15303">
                <text:p>13815303</text:p>
              </table:table-cell>
              <table:table-cell office:value-type="float" office:value="1.327">
                <text:p>1.3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